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o_20_em_20_bloco">
      <style:paragraph-properties fo:margin-left="0cm" fo:margin-right="-0.004cm" fo:text-indent="2.499cm" style:auto-text-indent="false"/>
      <style:text-properties fo:language="pt" fo:country="BR" officeooo:paragraph-rsid="0009a469"/>
    </style:style>
    <style:style style:name="P2" style:family="paragraph" style:parent-style-name="Texto_20_em_20_bloco" style:master-page-name="">
      <style:paragraph-properties fo:margin-left="2.499cm" fo:margin-right="-0.004cm" fo:margin-top="0cm" fo:margin-bottom="0cm" loext:contextual-spacing="false" fo:text-align="justify" style:justify-single-word="false" fo:text-indent="0cm" style:auto-text-indent="false" style:page-number="auto"/>
      <style:text-properties style:font-name="Times New Roman" fo:font-size="10.5pt" fo:language="pt" fo:country="BR" officeooo:paragraph-rsid="0009a469" style:font-size-asian="10.5pt"/>
    </style:style>
    <style:style style:name="P3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aa1bf" style:font-size-asian="11.5pt"/>
    </style:style>
    <style:style style:name="P4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6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font-size="11.5pt" fo:language="pt" fo:country="BR" officeooo:paragraph-rsid="0009a469" style:font-size-asian="11.5pt"/>
    </style:style>
    <style:style style:name="P5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color="#000000" style:font-name="Times New Roman" fo:language="pt" fo:country="BR" officeooo:paragraph-rsid="000aa1bf"/>
    </style:style>
    <style:style style:name="P6" style:family="paragraph" style:parent-style-name="Standard">
      <style:paragraph-properties fo:margin-left="0.034cm" fo:margin-right="0cm" fo:text-align="justify" style:justify-single-word="false" fo:text-indent="2.466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aa1bf"/>
    </style:style>
    <style:style style:name="P7" style:family="paragraph" style:parent-style-name="Standard">
      <style:paragraph-properties fo:margin-left="0cm" fo:margin-right="0cm" fo:text-indent="2.466cm" style:auto-text-indent="false"/>
      <style:text-properties style:font-name="Times New Roman" fo:font-size="11.5pt" fo:language="pt" fo:country="BR" officeooo:paragraph-rsid="0009a469" style:font-size-asian="11.5pt"/>
    </style:style>
    <style:style style:name="P8" style:family="paragraph" style:parent-style-name="Standard">
      <style:paragraph-properties fo:margin-left="0cm" fo:margin-right="0cm" fo:text-indent="2.466cm" style:auto-text-indent="false"/>
      <style:text-properties style:font-name="Times New Roman" fo:language="pt" fo:country="BR" officeooo:paragraph-rsid="000aa1bf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style:font-name="Times New Roman" fo:font-size="11.5pt" fo:language="pt" fo:country="BR" officeooo:paragraph-rsid="0009a469" style:font-size-asian="11.5pt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2.499cm" style:auto-text-indent="false">
        <style:tab-stops>
          <style:tab-stop style:position="-0.146cm"/>
          <style:tab-stop style:position="1.124cm"/>
          <style:tab-stop style:position="2.394cm"/>
          <style:tab-stop style:position="3.664cm"/>
          <style:tab-stop style:position="4.934cm"/>
          <style:tab-stop style:position="6.204cm"/>
          <style:tab-stop style:position="7.474cm"/>
          <style:tab-stop style:position="8.744cm"/>
          <style:tab-stop style:position="10.014cm"/>
        </style:tab-stops>
      </style:paragraph-properties>
      <style:text-properties fo:language="pt" fo:country="BR" officeooo:paragraph-rsid="0009a469"/>
    </style:style>
    <style:style style:name="P11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language="pt" fo:country="BR" officeooo:paragraph-rsid="0009a469"/>
    </style:style>
    <style:style style:name="P12" style:family="paragraph" style:parent-style-name="Standard">
      <style:paragraph-properties fo:margin-left="0cm" fo:margin-right="-0.004cm" fo:line-height="100%" fo:text-align="justify" style:justify-single-word="false" fo:text-indent="2.499cm" style:auto-text-indent="false"/>
      <style:text-properties fo:language="pt" fo:country="BR" officeooo:paragraph-rsid="0009a469"/>
    </style:style>
    <style:style style:name="P13" style:family="paragraph" style:parent-style-name="Standard" style:master-page-name="">
      <style:paragraph-properties fo:margin-left="0cm" fo:margin-right="0cm" fo:text-align="justify" style:justify-single-word="false" fo:text-indent="2.381cm" style:auto-text-indent="false" style:page-number="auto"/>
      <style:text-properties fo:language="pt" fo:country="BR" officeooo:rsid="001ba167" officeooo:paragraph-rsid="000aa1bf" fo:background-color="#ffffff"/>
    </style:style>
    <style:style style:name="P14" style:family="paragraph" style:parent-style-name="Standard">
      <style:paragraph-properties fo:margin-left="0cm" fo:margin-right="-0.254cm" fo:line-height="100%" fo:text-align="justify" style:justify-single-word="false" fo:text-indent="2.499cm" style:auto-text-indent="false">
        <style:tab-stops>
          <style:tab-stop style:position="0.755cm"/>
          <style:tab-stop style:position="2.025cm"/>
          <style:tab-stop style:position="3.295cm"/>
          <style:tab-stop style:position="4.565cm"/>
          <style:tab-stop style:position="5.835cm"/>
          <style:tab-stop style:position="7.105cm"/>
          <style:tab-stop style:position="8.375cm"/>
          <style:tab-stop style:position="9.645cm"/>
          <style:tab-stop style:position="10.915cm"/>
        </style:tab-stops>
      </style:paragraph-properties>
      <style:text-properties fo:color="#000000" style:font-name="Times New Roman" fo:language="pt" fo:country="BR" officeooo:paragraph-rsid="000aa1bf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1.5pt" style:font-size-asian="11.5pt"/>
    </style:style>
    <style:style style:name="T3" style:family="text">
      <style:text-properties fo:color="#000000" style:font-name="Times New Roman" fo:font-size="11.5pt" fo:font-style="italic" style:font-size-asian="11.5pt" style:font-style-asian="italic"/>
    </style:style>
    <style:style style:name="T4" style:family="text">
      <style:text-properties fo:color="#000000" style:font-name="Times New Roman" fo:font-size="11.5pt" fo:font-style="normal" style:font-size-asian="11.5pt" style:font-style-asian="normal"/>
    </style:style>
    <style:style style:name="T5" style:family="text">
      <style:text-properties fo:color="#000000" style:font-name="Times New Roman" fo:font-size="11.5pt" fo:font-weight="bold" style:font-size-asian="11.5pt" style:font-weight-asian="bold"/>
    </style:style>
    <style:style style:name="T6" style:family="text">
      <style:text-properties fo:color="#000000" style:font-name="Times New Roman" fo:font-size="11.5pt" fo:font-weight="normal" style:font-size-asian="11.5pt" style:font-weight-asian="normal"/>
    </style:style>
    <style:style style:name="T7" style:family="text">
      <style:text-properties fo:color="#000000" style:font-name="Times New Roman" fo:font-weight="bold" style:font-weight-asian="bold"/>
    </style:style>
    <style:style style:name="T8" style:family="text">
      <style:text-properties fo:color="#000000" style:font-name="Times New Roman" fo:font-weight="normal" style:font-weight-asian="normal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1.5pt" style:font-size-asian="11.5pt"/>
    </style:style>
    <style:style style:name="T11" style:family="text">
      <style:text-properties style:font-name="Times New Roman" fo:font-size="11.5pt" fo:font-style="italic" style:font-size-asian="11.5pt" style:font-style-asian="italic"/>
    </style:style>
    <style:style style:name="T12" style:family="text">
      <style:text-properties style:font-name="Times New Roman" fo:font-size="11.5pt" fo:font-style="normal" style:font-size-asian="11.5pt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Tratam os autos de execução de pena imposta a JORDY MICHEL DA SILVA RODRIGUES, em que o Ministério Público <text:s/>pugnou pela retificação da guia às fls. 26/26v, alegando erro na sua expedição</text:span><text:span text:style-name="T7">, </text:span><text:span text:style-name="T8">porque, se a data-base para progressão de regime corresponde a da prisão, não comporta deduzir nenhum período, como se fez ao abater cinco meses e sete dias (fl. 105). </text:span></text:p>
      <text:p text:style-name="P8">Relatados.</text:p>
      <text:p text:style-name="P6"><text:span text:style-name="T9">Com razão o Ministério Público, pois, </text:span><text:span text:style-name="T1">ao ser considerada a data-base para progressão de regime a da prisão em flagrante (15/03/2014), não há que se deduzir mais nenhum período como ocorreu na guia impugnada.</text:span></text:p>
      <text:p text:style-name="P5">Noutra senda, verifico que para a previsão do livramento condicional utilizou-se a data do trânsito em julgado, quando deveria ser a da primeira prisão, impondo-se a sua correção.</text:p>
      <text:p text:style-name="P14">Isto posto, mando retificar a guia de execução penal, considerando a data da prisão em flagrante sem deduzir nenhum período, por já ter sido ele considerado como pena cumprida.</text:p>
      <text:p text:style-name="P3">P.R.I., expeça-se a competente Guia de Execução Penal retificadora e os ofícios de ordem à autoridade carcerá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exto_20_em_20_bloco" style:display-name="Texto em bloco" style:family="paragraph" style:parent-style-name="Standard" style:default-outline-level="">
      <style:paragraph-properties fo:margin-left="1.501cm" fo:margin-right="-1.413cm" fo:margin-top="0cm" fo:margin-bottom="0cm" loext:contextual-spacing="false" fo:text-align="justify" style:justify-single-word="false" fo:text-indent="2cm" style:auto-text-indent="false"/>
      <style:text-properties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08:00:16.703000000</meta:creation-date>
    <dc:date>2020-01-17T08:27:06.842000000</dc:date>
    <meta:editing-duration>PT26M50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6" meta:word-count="170" meta:character-count="1041" meta:non-whitespace-character-count="875"/>
  </office:meta>
</office:document-meta>
</file>